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ffffff" draw:marker-start-width="0.276cm" draw:marker-end-width="0.276cm" draw:fill="solid" draw:fill-color="#ff00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2" style:family="graphic" style:parent-style-name="standard">
      <style:graphic-properties svg:stroke-width="0.051cm" svg:stroke-color="#ffffff" draw:marker-start-width="0.276cm" draw:marker-end-width="0.276cm" draw:fill="solid" draw:fill-color="#23ff23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51cm" svg:stroke-color="#ffffff" draw:marker-start-width="0.276cm" draw:marker-end-width="0.276cm" draw:fill="solid" draw:fill-color="#99cc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4" style:family="graphic" style:parent-style-name="standard">
      <style:graphic-properties svg:stroke-width="0.051cm" svg:stroke-color="#ffffff" draw:marker-start-width="0.276cm" draw:marker-end-width="0.276cm" draw:fill="solid" draw:fill-color="#dd4814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5" style:family="graphic" style:parent-style-name="objectwithoutfill">
      <style:graphic-properties svg:stroke-width="0.102cm" svg:stroke-color="#000000" draw:marker-start-width="0.352cm" draw:marker-end="Arrow" draw:marker-end-width="0.452cm" draw:fill="none" draw:fill-color="#000000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Dashed_20__28_var_29_" svg:stroke-width="0.102cm" svg:stroke-color="#000000" draw:marker-start-width="0.352cm" draw:marker-end-width="0.352cm" draw:fill="none" draw:fill-color="#000000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4cm" fo:min-width="2.6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4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42cm"/>
    </style:style>
    <style:style style:name="P1" style:family="paragraph">
      <style:paragraph-properties fo:text-align="center"/>
      <style:text-properties fo:font-style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952cm" svg:height="5.971cm" svg:x="7.303cm" svg:y="1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3.583cm" svg:height="5.971cm" svg:x="1.16cm" svg:y="1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4.952cm" svg:height="3.023cm" svg:x="7.303cm" svg:y="10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952cm" svg:height="5.971cm" svg:x="15.388cm" svg:y="1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4.743cm" svg:y1="4.977cm" svg:x2="7.303cm" svg:y2="4.977cm" draw:start-shape="id1" draw:start-glue-point="1" draw:end-shape="id2" draw:end-glue-point="3" svg:d="M4743 4977h2560" svg:viewBox="0 0 2561 1">
          <text:p/>
        </draw:connector>
        <draw:connector draw:style-name="gr5" draw:text-style-name="P2" draw:layer="layout" draw:type="line" svg:x1="9.779cm" svg:y1="10.195cm" svg:x2="9.779cm" svg:y2="7.963cm" draw:start-shape="id3" draw:start-glue-point="0" draw:end-shape="id2" draw:end-glue-point="2" svg:d="M9779 10195v-2232" svg:viewBox="0 0 1 2233">
          <text:p/>
        </draw:connector>
        <draw:path draw:style-name="gr6" draw:text-style-name="P2" draw:layer="layout" svg:width="5.274cm" svg:height="3.391cm" draw:transform="rotate (0.579449311662117) translate (10.5949984548516cm 3.95706328937865cm)" svg:viewBox="0 0 5275 3392" svg:d="M0 91c4432-743 5275 3301 5275 3301">
          <text:p/>
        </draw:path>
        <draw:frame draw:style-name="gr7" draw:text-style-name="P3" draw:layer="layout" svg:width="3.106cm" svg:height="1.674cm" svg:x="8.194cm" svg:y="4.078cm">
          <draw:text-box>
            <text:p text:style-name="P2"><text:span text:style-name="T1">true</text:span></text:p>
            <text:p text:style-name="P2"><text:span text:style-name="T1">presence</text:span></text:p>
          </draw:text-box>
        </draw:frame>
        <draw:frame draw:style-name="gr7" draw:text-style-name="P3" draw:layer="layout" svg:width="3.106cm" svg:height="1.674cm" svg:x="16.384cm" svg:y="4.078cm">
          <draw:text-box>
            <text:p text:style-name="P2"><text:span text:style-name="T1">observed</text:span></text:p>
            <text:p text:style-name="P2"><text:span text:style-name="T1">presence</text:span></text:p>
          </draw:text-box>
        </draw:frame>
        <draw:frame draw:style-name="gr8" draw:text-style-name="P4" draw:layer="layout" svg:width="3.067cm" svg:height="1.361cm" svg:x="12.295cm" svg:y="2.999cm">
          <draw:text-box>
            <text:p text:style-name="P2"><text:span text:style-name="T2">observation</text:span></text:p>
            <text:p text:style-name="P2"><text:span text:style-name="T2">probability</text:span></text:p>
          </draw:text-box>
        </draw:frame>
        <draw:frame draw:style-name="gr9" draw:text-style-name="P3" draw:layer="layout" svg:width="1.878cm" svg:height="0.962cm" svg:x="1.955cm" svg:y="4.434cm">
          <draw:text-box>
            <text:p text:style-name="P2"><text:span text:style-name="T1">traits</text:span></text:p>
          </draw:text-box>
        </draw:frame>
        <draw:frame draw:style-name="gr10" draw:text-style-name="P3" draw:layer="layout" svg:width="3.986cm" svg:height="0.962cm" svg:x="7.754cm" svg:y="11.172cm">
          <draw:text-box>
            <text:p text:style-name="P2"><text:span text:style-name="T1">environment</text:span></text:p>
          </draw:text-box>
        </draw:frame>
        <draw:frame draw:style-name="gr9" draw:text-style-name="P5" draw:layer="layout" svg:width="1.209cm" svg:height="0.729cm" svg:x="2.195cm" svg:y="1.908cm">
          <draw:text-box>
            <text:p><text:span text:style-name="T3">trait</text:span></text:p>
          </draw:text-box>
        </draw:frame>
        <draw:frame draw:style-name="gr11" draw:text-style-name="P5" draw:layer="layout" svg:width="1.942cm" svg:height="0.729cm" draw:transform="rotate (1.5707963267949) translate (1.057cm 5.886cm)">
          <draw:text-box>
            <text:p><text:span text:style-name="T3">species</text:span></text:p>
          </draw:text-box>
        </draw:frame>
        <draw:frame draw:style-name="gr11" draw:text-style-name="P5" draw:layer="layout" svg:width="1.942cm" svg:height="0.729cm" draw:transform="rotate (1.5707963267949) translate (7.257cm 5.886cm)">
          <draw:text-box>
            <text:p><text:span text:style-name="T3">species</text:span></text:p>
          </draw:text-box>
        </draw:frame>
        <draw:frame draw:style-name="gr11" draw:text-style-name="P5" draw:layer="layout" svg:width="1.942cm" svg:height="0.729cm" draw:transform="rotate (1.5707963267949) translate (15.356cm 5.886cm)">
          <draw:text-box>
            <text:p><text:span text:style-name="T3">species</text:span></text:p>
          </draw:text-box>
        </draw:frame>
        <draw:frame draw:style-name="gr9" draw:text-style-name="P5" draw:layer="layout" svg:width="1.302cm" svg:height="0.729cm" svg:x="9.044cm" svg:y="1.908cm">
          <draw:text-box>
            <text:p><text:span text:style-name="T3">time</text:span></text:p>
          </draw:text-box>
        </draw:frame>
        <draw:frame draw:style-name="gr9" draw:text-style-name="P5" draw:layer="layout" svg:width="1.302cm" svg:height="0.729cm" svg:x="17.286cm" svg:y="1.908cm">
          <draw:text-box>
            <text:p><text:span text:style-name="T3">time</text:span></text:p>
          </draw:text-box>
        </draw:frame>
        <draw:frame draw:style-name="gr9" draw:text-style-name="P5" draw:layer="layout" svg:width="1.302cm" svg:height="0.729cm" svg:x="9.044cm" svg:y="10.112cm">
          <draw:text-box>
            <text:p><text:span text:style-name="T3">time</text:span></text:p>
          </draw:text-box>
        </draw:frame>
        <draw:frame draw:style-name="gr9" draw:text-style-name="P5" draw:layer="layout" svg:width="1.565cm" svg:height="0.729cm" draw:transform="rotate (1.5707963267949) translate (7.258cm 12.485cm)">
          <draw:text-box>
            <text:p><text:span text:style-name="T3">fac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3:45:09.088286931</meta:creation-date>
    <meta:generator>LibreOffice/4.2.8.2$Linux_X86_64 LibreOffice_project/420m0$Build-2</meta:generator>
    <dc:date>2016-04-20T14:59:24.839197603</dc:date>
    <meta:editing-duration>PT41M</meta:editing-duration>
    <meta:editing-cycles>22</meta:editing-cycles>
    <meta:document-statistic meta:object-count="20"/>
  </office:meta>
</office:document-meta>
</file>